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9C00000145653001F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cm" svg:height="11.97cm" svg:x="6cm" svg:y="9.28cm">
          <draw:image xlink:href="Pictures/100000010000019C00000145653001F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4-30T16:15:04.095000000</dc:date>
    <meta:editing-duration>PT8M46S</meta:editing-duration>
    <meta:editing-cycles>1</meta:editing-cycles>
    <meta:document-statistic meta:object-count="1"/>
    <meta:generator>LibreOffice/7.6.4.1$Windows_X86_64 LibreOffice_project/e19e193f88cd6c0525a17fb7a176ed8e6a3e2aa1</meta:generator>
  </office:meta>
</office:document-meta>
</file>